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3"/>
          <table:table-cell office:value-type="string">
            <text:p>high jump</text:p>
          </table:table-cell>
          <table:table-cell table:style-name="ce1" office:value-type="string">
            <text:p>short jump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SIN([.A2]*PI()/180)" office:value-type="float" office:value="0">
            <text:p>0</text:p>
          </table:table-cell>
          <table:table-cell office:value-type="string">
            <text:p>!byte</text:p>
          </table:table-cell>
          <table:table-cell table:formula="of:=[.B2]*56" office:value-type="float" office:value="0">
            <text:p>0</text:p>
          </table:table-cell>
          <table:table-cell office:value-type="string">
            <text:p>!byte</text:p>
          </table:table-cell>
          <table:table-cell table:formula="of:=SIN([.A2]*2*PI()/180)*48" office:value-type="float" office:value="0">
            <text:p>0</text:p>
          </table:table-cell>
        </table:table-row>
        <table:table-row table:style-name="ro1">
          <table:table-cell table:formula="of:=[.A2]+5" office:value-type="float" office:value="5">
            <text:p>5</text:p>
          </table:table-cell>
          <table:table-cell table:formula="of:=SIN([.A3]*PI()/180)" office:value-type="float" office:value="0.0871557427476582">
            <text:p>0,09</text:p>
          </table:table-cell>
          <table:table-cell office:value-type="string">
            <text:p>!byte</text:p>
          </table:table-cell>
          <table:table-cell table:formula="of:=[.B3]*56" office:value-type="float" office:value="4.88072159386886">
            <text:p>5</text:p>
          </table:table-cell>
          <table:table-cell office:value-type="string">
            <text:p>!byte</text:p>
          </table:table-cell>
          <table:table-cell table:formula="of:=SIN([.A3]*2*PI()/180)*48" office:value-type="float" office:value="8.33511252801266">
            <text:p>8</text:p>
          </table:table-cell>
        </table:table-row>
        <table:table-row table:style-name="ro1">
          <table:table-cell table:formula="of:=[.A3]+5" office:value-type="float" office:value="10">
            <text:p>10</text:p>
          </table:table-cell>
          <table:table-cell table:formula="of:=SIN([.A4]*PI()/180)" office:value-type="float" office:value="0.17364817766693">
            <text:p>0,17</text:p>
          </table:table-cell>
          <table:table-cell office:value-type="string">
            <text:p>!byte</text:p>
          </table:table-cell>
          <table:table-cell table:formula="of:=[.B4]*56" office:value-type="float" office:value="9.7242979493481">
            <text:p>10</text:p>
          </table:table-cell>
          <table:table-cell office:value-type="string">
            <text:p>!byte</text:p>
          </table:table-cell>
          <table:table-cell table:formula="of:=SIN([.A4]*2*PI()/180)*48" office:value-type="float" office:value="16.4169668796321">
            <text:p>16</text:p>
          </table:table-cell>
        </table:table-row>
        <table:table-row table:style-name="ro1">
          <table:table-cell table:formula="of:=[.A4]+5" office:value-type="float" office:value="15">
            <text:p>15</text:p>
          </table:table-cell>
          <table:table-cell table:formula="of:=SIN([.A5]*PI()/180)" office:value-type="float" office:value="0.258819045102521">
            <text:p>0,26</text:p>
          </table:table-cell>
          <table:table-cell office:value-type="string">
            <text:p>!byte</text:p>
          </table:table-cell>
          <table:table-cell table:formula="of:=[.B5]*56" office:value-type="float" office:value="14.4938665257412">
            <text:p>14</text:p>
          </table:table-cell>
          <table:table-cell office:value-type="string">
            <text:p>!byte</text:p>
          </table:table-cell>
          <table:table-cell table:formula="of:=SIN([.A5]*2*PI()/180)*48" office:value-type="float" office:value="24">
            <text:p>24</text:p>
          </table:table-cell>
        </table:table-row>
        <table:table-row table:style-name="ro1">
          <table:table-cell table:formula="of:=[.A5]+5" office:value-type="float" office:value="20">
            <text:p>20</text:p>
          </table:table-cell>
          <table:table-cell table:formula="of:=SIN([.A6]*PI()/180)" office:value-type="float" office:value="0.342020143325669">
            <text:p>0,34</text:p>
          </table:table-cell>
          <table:table-cell office:value-type="string">
            <text:p>!byte</text:p>
          </table:table-cell>
          <table:table-cell table:formula="of:=[.B6]*56" office:value-type="float" office:value="19.1531280262374">
            <text:p>19</text:p>
          </table:table-cell>
          <table:table-cell office:value-type="string">
            <text:p>!byte</text:p>
          </table:table-cell>
          <table:table-cell table:formula="of:=SIN([.A6]*2*PI()/180)*48" office:value-type="float" office:value="30.8538052649539">
            <text:p>31</text:p>
          </table:table-cell>
        </table:table-row>
        <table:table-row table:style-name="ro1">
          <table:table-cell table:formula="of:=[.A6]+5" office:value-type="float" office:value="25">
            <text:p>25</text:p>
          </table:table-cell>
          <table:table-cell table:formula="of:=SIN([.A7]*PI()/180)" office:value-type="float" office:value="0.422618261740699">
            <text:p>0,42</text:p>
          </table:table-cell>
          <table:table-cell office:value-type="string">
            <text:p>!byte</text:p>
          </table:table-cell>
          <table:table-cell table:formula="of:=[.B7]*56" office:value-type="float" office:value="23.6666226574792">
            <text:p>24</text:p>
          </table:table-cell>
          <table:table-cell office:value-type="string">
            <text:p>!byte</text:p>
          </table:table-cell>
          <table:table-cell table:formula="of:=SIN([.A7]*2*PI()/180)*48" office:value-type="float" office:value="36.7701332697109">
            <text:p>37</text:p>
          </table:table-cell>
        </table:table-row>
        <table:table-row table:style-name="ro1">
          <table:table-cell table:formula="of:=[.A7]+5" office:value-type="float" office:value="30">
            <text:p>30</text:p>
          </table:table-cell>
          <table:table-cell table:formula="of:=SIN([.A8]*PI()/180)" office:value-type="float" office:value="0.5">
            <text:p>0,5</text:p>
          </table:table-cell>
          <table:table-cell office:value-type="string">
            <text:p>!byte</text:p>
          </table:table-cell>
          <table:table-cell table:formula="of:=[.B8]*56" office:value-type="float" office:value="28">
            <text:p>28</text:p>
          </table:table-cell>
          <table:table-cell office:value-type="string">
            <text:p>!byte</text:p>
          </table:table-cell>
          <table:table-cell table:formula="of:=SIN([.A8]*2*PI()/180)*48" office:value-type="float" office:value="41.5692193816531">
            <text:p>42</text:p>
          </table:table-cell>
        </table:table-row>
        <table:table-row table:style-name="ro1">
          <table:table-cell table:formula="of:=[.A8]+5" office:value-type="float" office:value="35">
            <text:p>35</text:p>
          </table:table-cell>
          <table:table-cell table:formula="of:=SIN([.A9]*PI()/180)" office:value-type="float" office:value="0.573576436351046">
            <text:p>0,57</text:p>
          </table:table-cell>
          <table:table-cell office:value-type="string">
            <text:p>!byte</text:p>
          </table:table-cell>
          <table:table-cell table:formula="of:=[.B9]*56" office:value-type="float" office:value="32.1202804356586">
            <text:p>32</text:p>
          </table:table-cell>
          <table:table-cell office:value-type="string">
            <text:p>!byte</text:p>
          </table:table-cell>
          <table:table-cell table:formula="of:=SIN([.A9]*2*PI()/180)*48" office:value-type="float" office:value="45.1052457977236">
            <text:p>45</text:p>
          </table:table-cell>
        </table:table-row>
        <table:table-row table:style-name="ro1">
          <table:table-cell table:formula="of:=[.A9]+5" office:value-type="float" office:value="40">
            <text:p>40</text:p>
          </table:table-cell>
          <table:table-cell table:formula="of:=SIN([.A10]*PI()/180)" office:value-type="float" office:value="0.642787609686539">
            <text:p>0,64</text:p>
          </table:table-cell>
          <table:table-cell office:value-type="string">
            <text:p>!byte</text:p>
          </table:table-cell>
          <table:table-cell table:formula="of:=[.B10]*56" office:value-type="float" office:value="35.9961061424462">
            <text:p>36</text:p>
          </table:table-cell>
          <table:table-cell office:value-type="string">
            <text:p>!byte</text:p>
          </table:table-cell>
          <table:table-cell table:formula="of:=SIN([.A10]*2*PI()/180)*48" office:value-type="float" office:value="47.270772144586">
            <text:p>47</text:p>
          </table:table-cell>
        </table:table-row>
        <table:table-row table:style-name="ro1">
          <table:table-cell table:formula="of:=[.A10]+5" office:value-type="float" office:value="45">
            <text:p>45</text:p>
          </table:table-cell>
          <table:table-cell table:formula="of:=SIN([.A11]*PI()/180)" office:value-type="float" office:value="0.707106781186547">
            <text:p>0,71</text:p>
          </table:table-cell>
          <table:table-cell office:value-type="string">
            <text:p>!byte</text:p>
          </table:table-cell>
          <table:table-cell table:formula="of:=[.B11]*56" office:value-type="float" office:value="39.5979797464467">
            <text:p>40</text:p>
          </table:table-cell>
          <table:table-cell office:value-type="string">
            <text:p>!byte</text:p>
          </table:table-cell>
          <table:table-cell table:formula="of:=SIN([.A11]*2*PI()/180)*48" office:value-type="float" office:value="48">
            <text:p>48</text:p>
          </table:table-cell>
        </table:table-row>
        <table:table-row table:style-name="ro1">
          <table:table-cell table:formula="of:=[.A11]+5" office:value-type="float" office:value="50">
            <text:p>50</text:p>
          </table:table-cell>
          <table:table-cell table:formula="of:=SIN([.A12]*PI()/180)" office:value-type="float" office:value="0.766044443118978">
            <text:p>0,77</text:p>
          </table:table-cell>
          <table:table-cell office:value-type="string">
            <text:p>!byte</text:p>
          </table:table-cell>
          <table:table-cell table:formula="of:=[.B12]*56" office:value-type="float" office:value="42.8984888146628">
            <text:p>43</text:p>
          </table:table-cell>
          <table:table-cell office:value-type="string">
            <text:p>!byte</text:p>
          </table:table-cell>
          <table:table-cell table:formula="of:=SIN([.A12]*2*PI()/180)*48" office:value-type="float" office:value="47.270772144586">
            <text:p>47</text:p>
          </table:table-cell>
        </table:table-row>
        <table:table-row table:style-name="ro1">
          <table:table-cell table:formula="of:=[.A12]+5" office:value-type="float" office:value="55">
            <text:p>55</text:p>
          </table:table-cell>
          <table:table-cell table:formula="of:=SIN([.A13]*PI()/180)" office:value-type="float" office:value="0.819152044288992">
            <text:p>0,82</text:p>
          </table:table-cell>
          <table:table-cell office:value-type="string">
            <text:p>!byte</text:p>
          </table:table-cell>
          <table:table-cell table:formula="of:=[.B13]*56" office:value-type="float" office:value="45.8725144801835">
            <text:p>46</text:p>
          </table:table-cell>
          <table:table-cell office:value-type="string">
            <text:p>!byte</text:p>
          </table:table-cell>
          <table:table-cell table:formula="of:=SIN([.A13]*2*PI()/180)*48" office:value-type="float" office:value="45.1052457977236">
            <text:p>45</text:p>
          </table:table-cell>
        </table:table-row>
        <table:table-row table:style-name="ro1">
          <table:table-cell table:formula="of:=[.A13]+5" office:value-type="float" office:value="60">
            <text:p>60</text:p>
          </table:table-cell>
          <table:table-cell table:formula="of:=SIN([.A14]*PI()/180)" office:value-type="float" office:value="0.866025403784439">
            <text:p>0,87</text:p>
          </table:table-cell>
          <table:table-cell office:value-type="string">
            <text:p>!byte</text:p>
          </table:table-cell>
          <table:table-cell table:formula="of:=[.B14]*56" office:value-type="float" office:value="48.4974226119286">
            <text:p>48</text:p>
          </table:table-cell>
          <table:table-cell office:value-type="string">
            <text:p>!byte</text:p>
          </table:table-cell>
          <table:table-cell table:formula="of:=SIN([.A14]*2*PI()/180)*48" office:value-type="float" office:value="41.5692193816531">
            <text:p>42</text:p>
          </table:table-cell>
        </table:table-row>
        <table:table-row table:style-name="ro1">
          <table:table-cell table:formula="of:=[.A14]+5" office:value-type="float" office:value="65">
            <text:p>65</text:p>
          </table:table-cell>
          <table:table-cell table:formula="of:=SIN([.A15]*PI()/180)" office:value-type="float" office:value="0.90630778703665">
            <text:p>0,91</text:p>
          </table:table-cell>
          <table:table-cell office:value-type="string">
            <text:p>!byte</text:p>
          </table:table-cell>
          <table:table-cell table:formula="of:=[.B15]*56" office:value-type="float" office:value="50.7532360740524">
            <text:p>51</text:p>
          </table:table-cell>
          <table:table-cell office:value-type="string">
            <text:p>!byte</text:p>
          </table:table-cell>
          <table:table-cell table:formula="of:=SIN([.A15]*2*PI()/180)*48" office:value-type="float" office:value="36.7701332697109">
            <text:p>37</text:p>
          </table:table-cell>
        </table:table-row>
        <table:table-row table:style-name="ro1">
          <table:table-cell table:formula="of:=[.A15]+5" office:value-type="float" office:value="70">
            <text:p>70</text:p>
          </table:table-cell>
          <table:table-cell table:formula="of:=SIN([.A16]*PI()/180)" office:value-type="float" office:value="0.939692620785908">
            <text:p>0,94</text:p>
          </table:table-cell>
          <table:table-cell office:value-type="string">
            <text:p>!byte</text:p>
          </table:table-cell>
          <table:table-cell table:formula="of:=[.B16]*56" office:value-type="float" office:value="52.6227867640109">
            <text:p>53</text:p>
          </table:table-cell>
          <table:table-cell office:value-type="string">
            <text:p>!byte</text:p>
          </table:table-cell>
          <table:table-cell table:formula="of:=SIN([.A16]*2*PI()/180)*48" office:value-type="float" office:value="30.8538052649539">
            <text:p>31</text:p>
          </table:table-cell>
        </table:table-row>
        <table:table-row table:style-name="ro1">
          <table:table-cell table:formula="of:=[.A16]+5" office:value-type="float" office:value="75">
            <text:p>75</text:p>
          </table:table-cell>
          <table:table-cell table:formula="of:=SIN([.A17]*PI()/180)" office:value-type="float" office:value="0.965925826289068">
            <text:p>0,97</text:p>
          </table:table-cell>
          <table:table-cell office:value-type="string">
            <text:p>!byte</text:p>
          </table:table-cell>
          <table:table-cell table:formula="of:=[.B17]*56" office:value-type="float" office:value="54.0918462721878">
            <text:p>54</text:p>
          </table:table-cell>
          <table:table-cell office:value-type="string">
            <text:p>!byte</text:p>
          </table:table-cell>
          <table:table-cell table:formula="of:=SIN([.A17]*2*PI()/180)*48" office:value-type="float" office:value="24">
            <text:p>24</text:p>
          </table:table-cell>
        </table:table-row>
        <table:table-row table:style-name="ro1">
          <table:table-cell table:formula="of:=[.A17]+5" office:value-type="float" office:value="80">
            <text:p>80</text:p>
          </table:table-cell>
          <table:table-cell table:formula="of:=SIN([.A18]*PI()/180)" office:value-type="float" office:value="0.984807753012208">
            <text:p>0,98</text:p>
          </table:table-cell>
          <table:table-cell office:value-type="string">
            <text:p>!byte</text:p>
          </table:table-cell>
          <table:table-cell table:formula="of:=[.B18]*56" office:value-type="float" office:value="55.1492341686837">
            <text:p>55</text:p>
          </table:table-cell>
          <table:table-cell office:value-type="string">
            <text:p>!byte</text:p>
          </table:table-cell>
          <table:table-cell table:formula="of:=SIN([.A18]*2*PI()/180)*48" office:value-type="float" office:value="16.4169668796321">
            <text:p>16</text:p>
          </table:table-cell>
        </table:table-row>
        <table:table-row table:style-name="ro1">
          <table:table-cell table:formula="of:=[.A18]+5" office:value-type="float" office:value="85">
            <text:p>85</text:p>
          </table:table-cell>
          <table:table-cell table:formula="of:=SIN([.A19]*PI()/180)" office:value-type="float" office:value="0.996194698091746">
            <text:p>1</text:p>
          </table:table-cell>
          <table:table-cell office:value-type="string">
            <text:p>!byte</text:p>
          </table:table-cell>
          <table:table-cell table:formula="of:=[.B19]*56" office:value-type="float" office:value="55.7869030931378">
            <text:p>56</text:p>
          </table:table-cell>
          <table:table-cell office:value-type="string">
            <text:p>!byte</text:p>
          </table:table-cell>
          <table:table-cell table:formula="of:=SIN([.A19]*2*PI()/180)*48" office:value-type="float" office:value="8.33511252801265">
            <text:p>8</text:p>
          </table:table-cell>
        </table:table-row>
        <table:table-row table:style-name="ro1">
          <table:table-cell table:formula="of:=[.A19]+5" office:value-type="float" office:value="90">
            <text:p>90</text:p>
          </table:table-cell>
          <table:table-cell table:formula="of:=SIN([.A20]*PI()/180)" office:value-type="float" office:value="1">
            <text:p>1</text:p>
          </table:table-cell>
          <table:table-cell office:value-type="string">
            <text:p>!byte</text:p>
          </table:table-cell>
          <table:table-cell table:formula="of:=[.B20]*56" office:value-type="float" office:value="56">
            <text:p>56</text:p>
          </table:table-cell>
          <table:table-cell office:value-type="string">
            <text:p>!byte</text:p>
          </table:table-cell>
          <table:table-cell table:formula="of:=SIN([.A20]*2*PI()/180)*48" office:value-type="float" office:value="5.8783046359073E-015">
            <text:p>0</text:p>
          </table:table-cell>
        </table:table-row>
        <table:table-row table:style-name="ro1">
          <table:table-cell table:formula="of:=[.A20]+5" office:value-type="float" office:value="95">
            <text:p>95</text:p>
          </table:table-cell>
          <table:table-cell table:formula="of:=SIN([.A21]*PI()/180)" office:value-type="float" office:value="0.996194698091746">
            <text:p>1</text:p>
          </table:table-cell>
          <table:table-cell office:value-type="string">
            <text:p>!byte</text:p>
          </table:table-cell>
          <table:table-cell table:formula="of:=[.B21]*56" office:value-type="float" office:value="55.7869030931378">
            <text:p>56</text:p>
          </table:table-cell>
          <table:table-cell office:value-type="string">
            <text:p>!byte</text:p>
          </table:table-cell>
          <table:table-cell table:formula="of:=SIN([.A21]*2*PI()/180)*32" office:value-type="float" office:value="-5.55674168534178">
            <text:p>-6</text:p>
          </table:table-cell>
        </table:table-row>
        <table:table-row table:style-name="ro1">
          <table:table-cell table:formula="of:=[.A21]+5" office:value-type="float" office:value="100">
            <text:p>100</text:p>
          </table:table-cell>
          <table:table-cell table:formula="of:=SIN([.A22]*PI()/180)" office:value-type="float" office:value="0.984807753012208">
            <text:p>0,98</text:p>
          </table:table-cell>
          <table:table-cell office:value-type="string">
            <text:p>!byte</text:p>
          </table:table-cell>
          <table:table-cell table:formula="of:=[.B22]*56" office:value-type="float" office:value="55.1492341686837">
            <text:p>55</text:p>
          </table:table-cell>
          <table:table-cell office:value-type="string">
            <text:p>!byte</text:p>
          </table:table-cell>
          <table:table-cell table:formula="of:=SIN([.A22]*2*PI()/180)*32" office:value-type="float" office:value="-10.9446445864214">
            <text:p>-11</text:p>
          </table:table-cell>
        </table:table-row>
        <table:table-row table:style-name="ro1">
          <table:table-cell table:formula="of:=[.A22]+5" office:value-type="float" office:value="105">
            <text:p>105</text:p>
          </table:table-cell>
          <table:table-cell table:formula="of:=SIN([.A23]*PI()/180)" office:value-type="float" office:value="0.965925826289068">
            <text:p>0,97</text:p>
          </table:table-cell>
          <table:table-cell office:value-type="string">
            <text:p>!byte</text:p>
          </table:table-cell>
          <table:table-cell table:formula="of:=[.B23]*56" office:value-type="float" office:value="54.0918462721878">
            <text:p>54</text:p>
          </table:table-cell>
          <table:table-cell office:value-type="string">
            <text:p>!byte</text:p>
          </table:table-cell>
          <table:table-cell table:formula="of:=SIN([.A23]*2*PI()/180)*32" office:value-type="float" office:value="-16">
            <text:p>-16</text:p>
          </table:table-cell>
        </table:table-row>
        <table:table-row table:style-name="ro1">
          <table:table-cell table:formula="of:=[.A23]+5" office:value-type="float" office:value="110">
            <text:p>110</text:p>
          </table:table-cell>
          <table:table-cell table:formula="of:=SIN([.A24]*PI()/180)" office:value-type="float" office:value="0.939692620785908">
            <text:p>0,94</text:p>
          </table:table-cell>
          <table:table-cell office:value-type="string">
            <text:p>!byte</text:p>
          </table:table-cell>
          <table:table-cell table:formula="of:=[.B24]*56" office:value-type="float" office:value="52.6227867640109">
            <text:p>53</text:p>
          </table:table-cell>
          <table:table-cell office:value-type="string">
            <text:p>!byte</text:p>
          </table:table-cell>
          <table:table-cell table:formula="of:=SIN([.A24]*2*PI()/180)*32" office:value-type="float" office:value="-20.5692035099693">
            <text:p>-21</text:p>
          </table:table-cell>
        </table:table-row>
        <table:table-row table:style-name="ro1">
          <table:table-cell table:formula="of:=[.A24]+5" office:value-type="float" office:value="115">
            <text:p>115</text:p>
          </table:table-cell>
          <table:table-cell table:formula="of:=SIN([.A25]*PI()/180)" office:value-type="float" office:value="0.90630778703665">
            <text:p>0,91</text:p>
          </table:table-cell>
          <table:table-cell office:value-type="string">
            <text:p>!byte</text:p>
          </table:table-cell>
          <table:table-cell table:formula="of:=[.B25]*56" office:value-type="float" office:value="50.7532360740524">
            <text:p>51</text:p>
          </table:table-cell>
          <table:table-cell office:value-type="string">
            <text:p>!byte</text:p>
          </table:table-cell>
          <table:table-cell table:formula="of:=SIN([.A25]*2*PI()/180)*32" office:value-type="float" office:value="-24.5134221798073">
            <text:p>-25</text:p>
          </table:table-cell>
        </table:table-row>
        <table:table-row table:style-name="ro1">
          <table:table-cell table:formula="of:=[.A25]+5" office:value-type="float" office:value="120">
            <text:p>120</text:p>
          </table:table-cell>
          <table:table-cell table:formula="of:=SIN([.A26]*PI()/180)" office:value-type="float" office:value="0.866025403784439">
            <text:p>0,87</text:p>
          </table:table-cell>
          <table:table-cell office:value-type="string">
            <text:p>!byte</text:p>
          </table:table-cell>
          <table:table-cell table:formula="of:=[.B26]*56" office:value-type="float" office:value="48.4974226119286">
            <text:p>48</text:p>
          </table:table-cell>
          <table:table-cell office:value-type="string">
            <text:p>!byte</text:p>
          </table:table-cell>
          <table:table-cell table:formula="of:=SIN([.A26]*2*PI()/180)*32" office:value-type="float" office:value="-27.712812921102">
            <text:p>-28</text:p>
          </table:table-cell>
        </table:table-row>
        <table:table-row table:style-name="ro1">
          <table:table-cell table:formula="of:=[.A26]+5" office:value-type="float" office:value="125">
            <text:p>125</text:p>
          </table:table-cell>
          <table:table-cell table:formula="of:=SIN([.A27]*PI()/180)" office:value-type="float" office:value="0.819152044288992">
            <text:p>0,82</text:p>
          </table:table-cell>
          <table:table-cell office:value-type="string">
            <text:p>!byte</text:p>
          </table:table-cell>
          <table:table-cell table:formula="of:=[.B27]*56" office:value-type="float" office:value="45.8725144801836">
            <text:p>46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27]+5" office:value-type="float" office:value="130">
            <text:p>130</text:p>
          </table:table-cell>
          <table:table-cell table:formula="of:=SIN([.A28]*PI()/180)" office:value-type="float" office:value="0.766044443118978">
            <text:p>0,77</text:p>
          </table:table-cell>
          <table:table-cell office:value-type="string">
            <text:p>!byte</text:p>
          </table:table-cell>
          <table:table-cell table:formula="of:=[.B28]*56" office:value-type="float" office:value="42.8984888146628">
            <text:p>43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28]+5" office:value-type="float" office:value="135">
            <text:p>135</text:p>
          </table:table-cell>
          <table:table-cell table:formula="of:=SIN([.A29]*PI()/180)" office:value-type="float" office:value="0.707106781186548">
            <text:p>0,71</text:p>
          </table:table-cell>
          <table:table-cell office:value-type="string">
            <text:p>!byte</text:p>
          </table:table-cell>
          <table:table-cell table:formula="of:=[.B29]*56" office:value-type="float" office:value="39.5979797464467">
            <text:p>4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29]+5" office:value-type="float" office:value="140">
            <text:p>140</text:p>
          </table:table-cell>
          <table:table-cell table:formula="of:=SIN([.A30]*PI()/180)" office:value-type="float" office:value="0.642787609686539">
            <text:p>0,64</text:p>
          </table:table-cell>
          <table:table-cell office:value-type="string">
            <text:p>!byte</text:p>
          </table:table-cell>
          <table:table-cell table:formula="of:=[.B30]*56" office:value-type="float" office:value="35.9961061424462">
            <text:p>36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0]+5" office:value-type="float" office:value="145">
            <text:p>145</text:p>
          </table:table-cell>
          <table:table-cell table:formula="of:=SIN([.A31]*PI()/180)" office:value-type="float" office:value="0.573576436351046">
            <text:p>0,57</text:p>
          </table:table-cell>
          <table:table-cell office:value-type="string">
            <text:p>!byte</text:p>
          </table:table-cell>
          <table:table-cell table:formula="of:=[.B31]*56" office:value-type="float" office:value="32.1202804356586">
            <text:p>32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1]+5" office:value-type="float" office:value="150">
            <text:p>150</text:p>
          </table:table-cell>
          <table:table-cell table:formula="of:=SIN([.A32]*PI()/180)" office:value-type="float" office:value="0.5">
            <text:p>0,5</text:p>
          </table:table-cell>
          <table:table-cell office:value-type="string">
            <text:p>!byte</text:p>
          </table:table-cell>
          <table:table-cell table:formula="of:=[.B32]*56" office:value-type="float" office:value="28">
            <text:p>28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2]+5" office:value-type="float" office:value="155">
            <text:p>155</text:p>
          </table:table-cell>
          <table:table-cell table:formula="of:=SIN([.A33]*PI()/180)" office:value-type="float" office:value="0.422618261740699">
            <text:p>0,42</text:p>
          </table:table-cell>
          <table:table-cell office:value-type="string">
            <text:p>!byte</text:p>
          </table:table-cell>
          <table:table-cell table:formula="of:=[.B33]*56" office:value-type="float" office:value="23.6666226574792">
            <text:p>24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3]+5" office:value-type="float" office:value="160">
            <text:p>160</text:p>
          </table:table-cell>
          <table:table-cell table:formula="of:=SIN([.A34]*PI()/180)" office:value-type="float" office:value="0.342020143325669">
            <text:p>0,34</text:p>
          </table:table-cell>
          <table:table-cell office:value-type="string">
            <text:p>!byte</text:p>
          </table:table-cell>
          <table:table-cell table:formula="of:=[.B34]*56" office:value-type="float" office:value="19.1531280262375">
            <text:p>19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4]+5" office:value-type="float" office:value="165">
            <text:p>165</text:p>
          </table:table-cell>
          <table:table-cell table:formula="of:=SIN([.A35]*PI()/180)" office:value-type="float" office:value="0.258819045102521">
            <text:p>0,26</text:p>
          </table:table-cell>
          <table:table-cell office:value-type="string">
            <text:p>!byte</text:p>
          </table:table-cell>
          <table:table-cell table:formula="of:=[.B35]*56" office:value-type="float" office:value="14.4938665257412">
            <text:p>14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5]+5" office:value-type="float" office:value="170">
            <text:p>170</text:p>
          </table:table-cell>
          <table:table-cell table:formula="of:=SIN([.A36]*PI()/180)" office:value-type="float" office:value="0.17364817766693">
            <text:p>0,17</text:p>
          </table:table-cell>
          <table:table-cell office:value-type="string">
            <text:p>!byte</text:p>
          </table:table-cell>
          <table:table-cell table:formula="of:=[.B36]*56" office:value-type="float" office:value="9.7242979493481">
            <text:p>1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6]+5" office:value-type="float" office:value="175">
            <text:p>175</text:p>
          </table:table-cell>
          <table:table-cell table:formula="of:=SIN([.A37]*PI()/180)" office:value-type="float" office:value="0.0871557427476586">
            <text:p>0,09</text:p>
          </table:table-cell>
          <table:table-cell office:value-type="string">
            <text:p>!byte</text:p>
          </table:table-cell>
          <table:table-cell table:formula="of:=[.B37]*56" office:value-type="float" office:value="4.88072159386888">
            <text:p>5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7]+5" office:value-type="float" office:value="180">
            <text:p>180</text:p>
          </table:table-cell>
          <table:table-cell table:formula="of:=SIN([.A38]*PI()/180)" office:value-type="float" office:value="1.22464679914735E-016">
            <text:p>0</text:p>
          </table:table-cell>
          <table:table-cell office:value-type="string">
            <text:p>!byte</text:p>
          </table:table-cell>
          <table:table-cell table:formula="of:=[.B38]*56" office:value-type="float" office:value="6.85802207522518E-015">
            <text:p>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8]+5" office:value-type="float" office:value="185">
            <text:p>185</text:p>
          </table:table-cell>
          <table:table-cell table:formula="of:=SIN([.A39]*PI()/180)" office:value-type="float" office:value="-0.0871557427476579">
            <text:p>-0,09</text:p>
          </table:table-cell>
          <table:table-cell office:value-type="string">
            <text:p>!byte</text:p>
          </table:table-cell>
          <table:table-cell table:formula="of:=[.B39]*56" office:value-type="float" office:value="-4.88072159386885">
            <text:p>-5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9]+5" office:value-type="float" office:value="190">
            <text:p>190</text:p>
          </table:table-cell>
          <table:table-cell table:formula="of:=SIN([.A40]*PI()/180)" office:value-type="float" office:value="-0.17364817766693">
            <text:p>-0,17</text:p>
          </table:table-cell>
          <table:table-cell office:value-type="string">
            <text:p>!byte</text:p>
          </table:table-cell>
          <table:table-cell table:formula="of:=[.B40]*56" office:value-type="float" office:value="-9.72429794934811">
            <text:p>-1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0]+5" office:value-type="float" office:value="195">
            <text:p>195</text:p>
          </table:table-cell>
          <table:table-cell table:formula="of:=SIN([.A41]*PI()/180)" office:value-type="float" office:value="-0.25881904510252">
            <text:p>-0,26</text:p>
          </table:table-cell>
          <table:table-cell office:value-type="string">
            <text:p>!byte</text:p>
          </table:table-cell>
          <table:table-cell table:formula="of:=[.B41]*56" office:value-type="float" office:value="-14.4938665257411">
            <text:p>-14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1]+5" office:value-type="float" office:value="200">
            <text:p>200</text:p>
          </table:table-cell>
          <table:table-cell table:formula="of:=SIN([.A42]*PI()/180)" office:value-type="float" office:value="-0.342020143325669">
            <text:p>-0,34</text:p>
          </table:table-cell>
          <table:table-cell office:value-type="string">
            <text:p>!byte</text:p>
          </table:table-cell>
          <table:table-cell table:formula="of:=[.B42]*56" office:value-type="float" office:value="-19.1531280262374">
            <text:p>-19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2]+5" office:value-type="float" office:value="205">
            <text:p>205</text:p>
          </table:table-cell>
          <table:table-cell table:formula="of:=SIN([.A43]*PI()/180)" office:value-type="float" office:value="-0.422618261740699">
            <text:p>-0,42</text:p>
          </table:table-cell>
          <table:table-cell office:value-type="string">
            <text:p>!byte</text:p>
          </table:table-cell>
          <table:table-cell table:formula="of:=[.B43]*56" office:value-type="float" office:value="-23.6666226574792">
            <text:p>-24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3]+5" office:value-type="float" office:value="210">
            <text:p>210</text:p>
          </table:table-cell>
          <table:table-cell table:formula="of:=SIN([.A44]*PI()/180)" office:value-type="float" office:value="-0.5">
            <text:p>-0,5</text:p>
          </table:table-cell>
          <table:table-cell office:value-type="string">
            <text:p>!byte</text:p>
          </table:table-cell>
          <table:table-cell table:formula="of:=[.B44]*56" office:value-type="float" office:value="-28">
            <text:p>-28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4]+5" office:value-type="float" office:value="215">
            <text:p>215</text:p>
          </table:table-cell>
          <table:table-cell table:formula="of:=SIN([.A45]*PI()/180)" office:value-type="float" office:value="-0.573576436351046">
            <text:p>-0,57</text:p>
          </table:table-cell>
          <table:table-cell office:value-type="string">
            <text:p>!byte</text:p>
          </table:table-cell>
          <table:table-cell table:formula="of:=[.B45]*56" office:value-type="float" office:value="-32.1202804356586">
            <text:p>-32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5]+5" office:value-type="float" office:value="220">
            <text:p>220</text:p>
          </table:table-cell>
          <table:table-cell table:formula="of:=SIN([.A46]*PI()/180)" office:value-type="float" office:value="-0.642787609686539">
            <text:p>-0,64</text:p>
          </table:table-cell>
          <table:table-cell office:value-type="string">
            <text:p>!byte</text:p>
          </table:table-cell>
          <table:table-cell table:formula="of:=[.B46]*56" office:value-type="float" office:value="-35.9961061424462">
            <text:p>-36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6]+5" office:value-type="float" office:value="225">
            <text:p>225</text:p>
          </table:table-cell>
          <table:table-cell table:formula="of:=SIN([.A47]*PI()/180)" office:value-type="float" office:value="-0.707106781186547">
            <text:p>-0,71</text:p>
          </table:table-cell>
          <table:table-cell office:value-type="string">
            <text:p>!byte</text:p>
          </table:table-cell>
          <table:table-cell table:formula="of:=[.B47]*56" office:value-type="float" office:value="-39.5979797464467">
            <text:p>-4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7]+5" office:value-type="float" office:value="230">
            <text:p>230</text:p>
          </table:table-cell>
          <table:table-cell table:formula="of:=SIN([.A48]*PI()/180)" office:value-type="float" office:value="-0.766044443118978">
            <text:p>-0,77</text:p>
          </table:table-cell>
          <table:table-cell office:value-type="string">
            <text:p>!byte</text:p>
          </table:table-cell>
          <table:table-cell table:formula="of:=[.B48]*56" office:value-type="float" office:value="-42.8984888146628">
            <text:p>-43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8]+5" office:value-type="float" office:value="235">
            <text:p>235</text:p>
          </table:table-cell>
          <table:table-cell table:formula="of:=SIN([.A49]*PI()/180)" office:value-type="float" office:value="-0.819152044288992">
            <text:p>-0,82</text:p>
          </table:table-cell>
          <table:table-cell office:value-type="string">
            <text:p>!byte</text:p>
          </table:table-cell>
          <table:table-cell table:formula="of:=[.B49]*56" office:value-type="float" office:value="-45.8725144801835">
            <text:p>-46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9]+4.3" office:value-type="float" office:value="239.3">
            <text:p>239,3</text:p>
          </table:table-cell>
          <table:table-cell table:formula="of:=SIN([.A50]*PI()/180)" office:value-type="float" office:value="-0.859852271596874">
            <text:p>-0,86</text:p>
          </table:table-cell>
          <table:table-cell office:value-type="string">
            <text:p>!byte</text:p>
          </table:table-cell>
          <table:table-cell table:formula="of:=[.B50]*56" office:value-type="float" office:value="-48.1517272094249">
            <text:p>-48</text:p>
          </table:table-cell>
          <table:table-cell office:value-type="string">
            <text:p>!byte</text:p>
          </table:table-cell>
          <table:table-cell/>
        </table:table-row>
        <table:table-row table:style-name="ro1" table:number-rows-repeated="44">
          <table:table-cell table:number-columns-repeated="6"/>
        </table:table-row>
        <table:table-row table:style-name="ro1" table:number-rows-repeated="40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c0c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4.09.2015</text:date>, <text:time>08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8-30T01:36:57.80</meta:creation-date>
    <dc:date>2015-09-04T08:50:03.04</dc:date>
    <meta:editing-duration>PT127H13M04S</meta:editing-duration>
    <meta:editing-cycles>8</meta:editing-cycles>
    <meta:generator>OpenOffice.org/3.0$Win32 OpenOffice.org_project/300m15$Build-9379</meta:generator>
    <meta:document-statistic meta:table-count="3" meta:cell-count="272" meta:object-count="0"/>
  </office:meta>
</office:document-meta>
</file>